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color="#f8f8f2" style:font-name="DejaVu Sans Mono" officeooo:paragraph-rsid="001de281" fo:background-color="#111111"/>
    </style:style>
    <style:style style:name="P2" style:family="paragraph" style:parent-style-name="Preformatted_20_Text">
      <loext:graphic-properties draw:fill="solid" draw:fill-color="#272822" draw:opacity="100%"/>
      <style:paragraph-properties fo:background-color="#272822"/>
      <style:text-properties fo:color="#f8f8f2" style:font-name="DejaVu Sans Mono" fo:background-color="#111111"/>
    </style:style>
    <style:style style:name="P3" style:family="paragraph" style:parent-style-name="Preformatted_20_Text">
      <style:text-properties fo:color="#f8f8f2" style:font-name="DejaVu Sans Mono" officeooo:rsid="001fe197" officeooo:paragraph-rsid="001fe197" fo:background-color="#000000"/>
    </style:style>
    <style:style style:name="P4" style:family="paragraph" style:parent-style-name="Preformatted_20_Text">
      <loext:graphic-properties draw:fill="solid" draw:fill-color="#272822" draw:opacity="100%"/>
      <style:paragraph-properties fo:background-color="#272822"/>
      <style:text-properties fo:color="#f8f8f2" fo:background-color="#111111"/>
    </style:style>
    <style:style style:name="P5" style:family="paragraph" style:parent-style-name="Preformatted_20_Text">
      <loext:graphic-properties draw:fill="solid" draw:fill-color="#272822" draw:opacity="100%"/>
      <style:paragraph-properties fo:background-color="#272822"/>
      <style:text-properties fo:color="#f8f8f2" fo:background-color="#000000"/>
    </style:style>
    <style:style style:name="P6" style:family="paragraph" style:parent-style-name="Preformatted_20_Text">
      <style:text-properties fo:background-color="transparent"/>
    </style:style>
    <style:style style:name="P7" style:family="paragraph" style:parent-style-name="Preformatted_20_Text">
      <style:text-properties officeooo:paragraph-rsid="001de281"/>
    </style:style>
    <style:style style:name="P8" style:family="paragraph" style:parent-style-name="Preformatted_20_Text">
      <style:text-properties officeooo:rsid="001fe197" officeooo:paragraph-rsid="001fe197"/>
    </style:style>
    <style:style style:name="P9" style:family="paragraph" style:parent-style-name="Preformatted_20_Text">
      <style:text-properties fo:background-color="#000000"/>
    </style:style>
    <style:style style:name="P10" style:family="paragraph" style:parent-style-name="Preformatted_20_Text">
      <loext:graphic-properties draw:fill="solid" draw:fill-color="#272822" draw:opacity="100%"/>
      <style:paragraph-properties fo:margin-top="0cm" fo:margin-bottom="0.499cm" loext:contextual-spacing="false" fo:background-color="#272822"/>
      <style:text-properties fo:color="#f8f8f2" style:font-name="DejaVu Sans Mono" fo:background-color="#111111"/>
    </style:style>
    <style:style style:name="P11" style:family="paragraph" style:parent-style-name="Preformatted_20_Text">
      <loext:graphic-properties draw:fill="solid" draw:fill-color="#272822" draw:opacity="100%"/>
      <style:paragraph-properties fo:margin-top="0cm" fo:margin-bottom="0.499cm" loext:contextual-spacing="false" fo:background-color="#272822"/>
      <style:text-properties fo:color="#f8f8f2" style:font-name="DejaVu Sans Mono" fo:background-color="#000000"/>
    </style:style>
    <style:style style:name="P12" style:family="paragraph" style:parent-style-name="Standard">
      <style:text-properties fo:background-color="transparent"/>
    </style:style>
    <style:style style:name="P13" style:family="paragraph" style:parent-style-name="Standard">
      <style:text-properties officeooo:rsid="001c1e78" officeooo:paragraph-rsid="001c1e78"/>
    </style:style>
    <style:style style:name="P14" style:family="paragraph" style:parent-style-name="Standard">
      <style:text-properties officeooo:rsid="001d6302" officeooo:paragraph-rsid="001d6302"/>
    </style:style>
    <style:style style:name="P15" style:family="paragraph" style:parent-style-name="Standard">
      <style:text-properties officeooo:rsid="001de281" officeooo:paragraph-rsid="001de281"/>
    </style:style>
    <style:style style:name="P16" style:family="paragraph" style:parent-style-name="Standard">
      <style:text-properties officeooo:paragraph-rsid="001de281"/>
    </style:style>
    <style:style style:name="P17" style:family="paragraph" style:parent-style-name="Standard">
      <style:text-properties officeooo:rsid="001fe197" officeooo:paragraph-rsid="001fe197"/>
    </style:style>
    <style:style style:name="P18" style:family="paragraph" style:parent-style-name="Standard">
      <style:text-properties officeooo:rsid="001c1e78" officeooo:paragraph-rsid="001c1e78"/>
    </style:style>
    <style:style style:name="P19" style:family="paragraph" style:parent-style-name="Standard">
      <style:text-properties fo:color="#e6db74" style:font-name="DejaVu Sans Mono" officeooo:rsid="001c1e78" officeooo:paragraph-rsid="001c1e78"/>
    </style:style>
    <style:style style:name="P20" style:family="paragraph" style:parent-style-name="Standard">
      <style:text-properties fo:color="#000000" style:font-name="DejaVu Sans Mono" officeooo:rsid="001c1e78" officeooo:paragraph-rsid="001c1e78" fo:background-color="#ffffff"/>
    </style:style>
    <style:style style:name="P21" style:family="paragraph" style:parent-style-name="Standard">
      <style:text-properties officeooo:rsid="001de281" officeooo:paragraph-rsid="001de281"/>
    </style:style>
    <style:style style:name="P22" style:family="paragraph" style:parent-style-name="Preformatted_20_Text">
      <style:text-properties fo:color="#f8f8f2" style:font-name="DejaVu Sans Mono" officeooo:rsid="001de281" officeooo:paragraph-rsid="001de281"/>
    </style:style>
    <style:style style:name="T1" style:family="text">
      <style:text-properties fo:color="#f92672"/>
    </style:style>
    <style:style style:name="T2" style:family="text">
      <style:text-properties fo:color="#f92672" style:font-name="DejaVu Sans Mono"/>
    </style:style>
    <style:style style:name="T3" style:family="text">
      <style:text-properties fo:color="#a6e22e"/>
    </style:style>
    <style:style style:name="T4" style:family="text">
      <style:text-properties fo:color="#a6e22e" style:font-name="DejaVu Sans Mono"/>
    </style:style>
    <style:style style:name="T5" style:family="text">
      <style:text-properties fo:color="#e6db74"/>
    </style:style>
    <style:style style:name="T6" style:family="text">
      <style:text-properties fo:color="#e6db74" style:font-name="DejaVu Sans Mono"/>
    </style:style>
    <style:style style:name="T7" style:family="text">
      <style:text-properties fo:color="#f8f8f2" style:font-name="DejaVu Sans Mono" officeooo:rsid="001de281"/>
    </style:style>
    <style:style style:name="T8" style:family="text">
      <style:text-properties fo:color="#f8f8f2" style:font-name="DejaVu Sans Mono" officeooo:rsid="001fe197"/>
    </style:style>
    <style:style style:name="T9" style:family="text">
      <style:text-properties officeooo:rsid="001d6302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de281"/>
    </style:style>
    <style:style style:name="T12" style:family="text">
      <style:text-properties style:font-name="DejaVu Sans Mono"/>
    </style:style>
    <style:style style:name="T13" style:family="text">
      <style:text-properties style:font-name="DejaVu Sans Mono" fo:font-weight="bold"/>
    </style:style>
    <style:style style:name="T14" style:family="text">
      <style:text-properties officeooo:rsid="001fe197"/>
    </style:style>
    <style:style style:name="T15" style:family="text">
      <style:text-properties officeooo:rsid="002236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Поиск: </text:p>
      <text:p text:style-name="P13">Magento_Search стили, </text:p>
      <text:p text:style-name="Standard">перенос &lt;move element="top.search" destination="header-wrapper" before="-"/&gt; в magento_Theme,</text:p>
      <text:p text:style-name="P16">С<text:span text:style-name="T11">мена темплейта в Magento_Search /**/form_mini.phtml</text:span></text:p>
      <text:p text:style-name="P19"/>
      <text:p text:style-name="P20">Лого:</text:p>
      <text:p text:style-name="P13">Magento_Theme стили, </text:p>
      <text:p text:style-name="P14">Замена картинки на текст в Magento_Theme/***/header/logo.phtml</text:p>
      <text:p text:style-name="P14"/>
      <text:p text:style-name="P14">Вход в «мой аккаунт»:</text:p>
      <text:p text:style-name="P14">Magento_Customer стили,</text:p>
      <text:p text:style-name="Standard"><text:span text:style-name="T9">перенос</text:span><text:span text:style-name="T10"> &lt;move element="top.links" destination="header.right" before="-" /&gt;</text:span></text:p>
      <text:p text:style-name="P6">&lt;move element="register-link" destination="top.links" before="-" /&gt;</text:p>
      <text:p text:style-name="Standard">&lt;move element="authorization-link" destination="top.links" before="-" /&gt;</text:p>
      <text:p text:style-name="P12"/>
      <text:p text:style-name="P14">Корзина:</text:p>
      <text:p text:style-name="P14">Magento_Checkout стили.</text:p>
      <text:p text:style-name="Standard"><text:span text:style-name="T9">Перенос </text:span>&lt;move element="minicart" destination="header.right" after="-" /&gt;</text:p>
      <text:p text:style-name="P14">Раскрытие количество товаров при нуле (если я правильно понял макет)</text:p>
      <text:p text:style-name="P14"/>
      <text:p text:style-name="P14">Меню: </text:p>
      <text:p text:style-name="P14">Magento_Navigation стили</text:p>
      <text:p text:style-name="P14"/>
      <text:p text:style-name="P14">Блок с баннерами: </text:p>
      <text:p text:style-name="P14">Magento_Cms стили</text:p>
      <text:p text:style-name="P14">Создание блока на главной странице в Magento_Cms/***/cms_index_index.xml</text:p>
      <text:p text:style-name="Preformatted_20_Text">&lt;argument name="block_id" xsi:type="string"&gt;myslider&lt;/argument&gt;</text:p>
      <text:p text:style-name="P14">Добавление баннеров с админки в <text:span text:style-name="T15">Blocks</text:span></text:p>
      <text:p text:style-name="P14"/>
      <text:p text:style-name="P14">Вывод минисписка товаров со слайдером:</text:p>
      <text:p text:style-name="P14">Использовал стандартный виджет Catalog_list</text:p>
      <text:p text:style-name="P14">Magento_<text:span text:style-name="T11">CatalogWidget стили</text:span></text:p>
      <text:p text:style-name="P15">Добавлен свой темплейт вывод товаров (без оценки, цветов, размеров и т. д.) в Magento_catalogWidget/****/grid2.phtml. Плюс регистрация (или как правильно называется) для админки в app/code/***/widget.xml </text:p>
      <text:p text:style-name="P1">&lt;<text:span text:style-name="T1">option </text:span><text:span text:style-name="T3">name</text:span><text:span text:style-name="T5">="default" </text:span><text:span text:style-name="T3">value</text:span><text:span text:style-name="T5">="Magento_CatalogWidget::product/widget/content/grid.phtml" </text:span><text:span text:style-name="T3">selected</text:span><text:span text:style-name="T5">="true"</text:span>&gt;</text:p>
      <text:p text:style-name="P4"><text:s text:c="4"/><text:span text:style-name="T12">&lt;</text:span><text:span text:style-name="T2">label </text:span><text:span text:style-name="T4">translate</text:span><text:span text:style-name="T6">="true"</text:span><text:span text:style-name="T12">&gt;</text:span><text:span text:style-name="T13">Products Grid Template</text:span><text:span text:style-name="T12">&lt;/</text:span><text:span text:style-name="T2">label</text:span><text:span text:style-name="T12">&gt;</text:span></text:p>
      <text:p text:style-name="P2">&lt;/<text:span text:style-name="T1">option</text:span>&gt;</text:p>
      <text:p text:style-name="P2">&lt;<text:span text:style-name="T1">option </text:span><text:span text:style-name="T3">name</text:span><text:span text:style-name="T5">="default2" </text:span><text:span text:style-name="T3">value</text:span><text:span text:style-name="T5">="Magento_CatalogWidget::product/widget/content/grid2.phtml"</text:span>&gt;</text:p>
      <text:p text:style-name="P4"><text:s text:c="4"/><text:span text:style-name="T12">&lt;</text:span><text:span text:style-name="T2">label </text:span><text:span text:style-name="T4">translate</text:span><text:span text:style-name="T6">="true"</text:span><text:span text:style-name="T12">&gt;</text:span><text:span text:style-name="T13">Products Grid Temasdplate</text:span><text:span text:style-name="T12">&lt;/</text:span><text:span text:style-name="T2">label</text:span><text:span text:style-name="T12">&gt;</text:span></text:p>
      <text:p text:style-name="P10">&lt;/<text:span text:style-name="T1">option</text:span>&gt;</text:p>
      <text:p text:style-name="P15">Добавление товаров на главной странице плюс заголовок. </text:p>
      <text:p text:style-name="P15"/>
      <text:p text:style-name="P15">Слайдер внешний: </text:p>
      <text:p text:style-name="P15">Добавлен источник <text:span text:style-name="T14">из</text:span> cdn в requirejs-config.js</text:p>
      <text:p text:style-name="P7">"slick": "//cdnjs.cloudflare.com/ajax/libs/slick-carousel/1.9.0/slick.js"<text:span text:style-name="T7">,</text:span></text:p>
      <text:p text:style-name="P22"/>
      <text:p text:style-name="P8">Плюс стили к нему в default_head_blocks.xml </text:p>
      <text:p text:style-name="Preformatted_20_Text">&lt;css src="//cdnjs.cloudflare.com/ajax/libs/slick-carousel/1.9.0/slick.css" src_type="url"/&gt;</text:p>
      <text:p text:style-name="P8"><text:soft-page-break/>Изменен размер картинок для виджета в etx/view.xml</text:p>
      <text:p text:style-name="P9">&lt;image id="new_products_content_widget_grid" type="small_image"&gt;</text:p>
      <text:p text:style-name="Standard"><text:s text:c="4"/>&lt;width&gt;300&lt;/width&gt;</text:p>
      <text:p text:style-name="Standard"><text:s text:c="4"/>&lt;height&gt;400&lt;/height&gt;</text:p>
      <text:p text:style-name="Standard">&lt;/image&gt;</text:p>
      <text:p text:style-name="P9"/>
      <text:p text:style-name="Preformatted_20_Text"/>
      <text:p text:style-name="P17">В футере вывод нового меню:</text:p>
      <text:p text:style-name="P17">Magento_Theme стили,</text:p>
      <text:p text:style-name="P17">В Magento_theme/**/default.xml удален базовый блок </text:p>
      <text:p text:style-name="Preformatted_20_Text">&lt;referenceContainer name="footer_links" remove="true" /&gt;</text:p>
      <text:p text:style-name="P17">Добавлен для админки </text:p>
      <text:p text:style-name="P3">&lt;<text:span text:style-name="T1">referenceContainer </text:span><text:span text:style-name="T3">name</text:span><text:span text:style-name="T5">="footer"</text:span>&gt;</text:p>
      <text:p text:style-name="P5"><text:s text:c="4"/><text:span text:style-name="T12">&lt;</text:span><text:span text:style-name="T2">container </text:span><text:span text:style-name="T4">name</text:span><text:span text:style-name="T6">="footer-cms-links" </text:span><text:span text:style-name="T4">htmlTag</text:span><text:span text:style-name="T6">="div" </text:span><text:span text:style-name="T4">htmlClass</text:span><text:span text:style-name="T6">="footer-list-row"</text:span><text:span text:style-name="T12">&gt;</text:span></text:p>
      <text:p text:style-name="P5"><text:s text:c="8"/><text:span text:style-name="T12">&lt;</text:span><text:span text:style-name="T2">block </text:span><text:span text:style-name="T4">class</text:span><text:span text:style-name="T6">="Magento\Cms\Block\Block" </text:span><text:span text:style-name="T4">name</text:span><text:span text:style-name="T6">="new-footer-links"</text:span><text:span text:style-name="T12">&gt;</text:span></text:p>
      <text:p text:style-name="P5"><text:s text:c="12"/><text:span text:style-name="T12">&lt;</text:span><text:span text:style-name="T2">arguments</text:span><text:span text:style-name="T12">&gt;</text:span></text:p>
      <text:p text:style-name="P5"><text:s text:c="16"/><text:span text:style-name="T12">&lt;</text:span><text:span text:style-name="T2">argument </text:span><text:span text:style-name="T4">name</text:span><text:span text:style-name="T6">="block_id" </text:span><text:span text:style-name="T4">xsi:type</text:span><text:span text:style-name="T6">="string"</text:span><text:span text:style-name="T12">&gt;</text:span><text:span text:style-name="T13">new-footer-links</text:span><text:span text:style-name="T12">&lt;/</text:span><text:span text:style-name="T2">argument</text:span><text:span text:style-name="T12">&gt;</text:span></text:p>
      <text:p text:style-name="P5"><text:s text:c="12"/><text:span text:style-name="T12">&lt;/</text:span><text:span text:style-name="T2">arguments</text:span><text:span text:style-name="T12">&gt;</text:span></text:p>
      <text:p text:style-name="P5"><text:s text:c="8"/><text:span text:style-name="T12">&lt;/</text:span><text:span text:style-name="T2">block</text:span><text:span text:style-name="T12">&gt;</text:span></text:p>
      <text:p text:style-name="P5"><text:s text:c="4"/><text:span text:style-name="T12">&lt;/</text:span><text:span text:style-name="T2">container</text:span><text:span text:style-name="T12">&gt;</text:span></text:p>
      <text:p text:style-name="P11">&lt;/<text:span text:style-name="T1">referenceContainer</text:span>&gt;</text:p>
      <text:p text:style-name="P17">Копирайт:</text:p>
      <text:p text:style-name="P17">Magento_Theme стили, заполняется с админки</text:p>
      <text:p text:style-name="Standard"><text:span text:style-name="T14">Смена позиции </text:span><text:span text:style-name="T8"><text:s/></text:span><text:span text:style-name="T14">&lt;</text:span>move element="copyright" destination="footer" after="-" /&gt;</text:p>
      <text:p text:style-name="Standard"/>
      <text:p text:style-name="P17"/>
      <text:p text:style-name="P17">Форма подписки:</text:p>
      <text:p text:style-name="P17">Magento_Newsletter стили,</text:p>
      <text:p text:style-name="P17">Magento_Newsletter/***/subscribe.phtml изменен темплейт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9:44:02.108989714</meta:creation-date>
    <dc:date>2019-04-17T10:30:49.674314531</dc:date>
    <meta:editing-duration>PT4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236" meta:character-count="2834" meta:non-whitespace-character-count="2570"/>
  </office:meta>
</office:document-meta>
</file>